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83c4" officeooo:paragraph-rsid="001283c4"/>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52685" style:font-weight-asian="bold" style:font-weight-complex="bold"/>
    </style:style>
    <style:style style:name="P4" style:family="paragraph" style:parent-style-name="Standard">
      <style:text-properties officeooo:rsid="00132c18" officeooo:paragraph-rsid="00132c18"/>
    </style:style>
    <style:style style:name="P5" style:family="paragraph" style:parent-style-name="Standard">
      <style:text-properties fo:font-weight="normal" officeooo:rsid="00152685" officeooo:paragraph-rsid="00152685" style:font-weight-asian="normal" style:font-weight-complex="normal"/>
    </style:style>
    <style:style style:name="P6" style:family="paragraph" style:parent-style-name="Standard">
      <style:text-properties fo:font-weight="normal" officeooo:rsid="0016d68a" officeooo:paragraph-rsid="0016d68a" style:font-weight-asian="normal" style:font-weight-complex="normal"/>
    </style:style>
    <style:style style:name="T1" style:family="text">
      <style:text-properties officeooo:rsid="00132c18"/>
    </style:style>
    <style:style style:name="T2" style:family="text">
      <style:text-properties officeooo:rsid="001526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Your human written documentation must include:</text:p>
      <text:p text:style-name="P2">1) Progress of your AI interaction</text:p>
      <text:p text:style-name="Standard"/>
      <text:p text:style-name="P1">Below is an in-detail description of the prompts sent to Gemini for our second major working session:</text:p>
      <text:p text:style-name="P1"/>
      <text:p text:style-name="P1"/>
      <text:p text:style-name="Standard"/>
      <text:p text:style-name="Standard"/>
      <text:p text:style-name="Standard"/>
      <text:p text:style-name="Standard"/>
      <text:p text:style-name="P2">2) A well-organized structure</text:p>
      <text:p text:style-name="P2"/>
      <text:p text:style-name="P2"/>
      <text:p text:style-name="P2">3) Include your group’s experience with the project/AI. Reflect on the results, the experience,</text:p>
      <text:p text:style-name="P2">and the PROS/CONS of using AI.</text:p>
      <text:p text:style-name="Standard"/>
      <text:p text:style-name="P1">I have found that AI is pretty good at high level stuff like this app. I ask it to make some more buttons with a certain functionality, it does it right away. For example, at the start of the working session, the app was in the same state it was during CP3. </text:p>
      <text:p text:style-name="P1"/>
      <text:p text:style-name="P1">Furthermore, I was excited to impelement the feedback for this project because I wanted to implement the procedures I learned in feedback. First log the step response data, then get the transfer function from that, put that plant transfer function into MATLAB’s control system designer, then tune the controller from there by manipulating the root locus and determining if the design requirements are met.</text:p>
      <text:p text:style-name="P1"/>
      <text:p text:style-name="P1">The thing is, while I was trying to do all this, Aubrey got Gemini to provide the correct Kp and Ki parameters and the automatic feedback worked really well. The whole <text:span text:style-name="T1">point of the matlab modeling is to visualize where the poles and zeros are going on the root locus to get a good understanding of where to put the new controller’s poles and zeros to attain the desired behavior. Asking Gemini to do it seems like quite a black-box approach, where the user isn’t getting an idea of why the PID parameters are what they are, but the thing is either Aubrey’s prompts were really good or the Gemini model truly is that advanced, because the final answer it gave us just worked, even without this modeling that I thought was necessary to some degree. </text:span></text:p>
      <text:p text:style-name="P1"/>
      <text:p text:style-name="P4">I usually don’t worry about AI taking our jobs as engineers, but it is a bit bittersweet to see the AI do what would take me hours in just a few well thought out prompts. It is sweet because it saved Aubrey and I a lot of time and headache, and bitter because what I spent a lot of hours learning doesn’t seem all that useful anymore. Perhaps in other settings the AI won’t be able to make the controller and we will need to resort to modelling as I learned in the feedback course, although I predict AI is just going to get better and better so the number of scenarios where AI can just give us the answer will probably increase.</text:p>
      <text:p text:style-name="Standard"/>
      <text:p text:style-name="Standard"/>
      <text:p text:style-name="P2">4) What were your most formative learnings. These can be good experiences, bad</text:p>
      <text:p text:style-name="P2">experiences, surprises, “wow” moments, or maybe nothing at all?</text:p>
      <text:p text:style-name="P2">5) PDF format and an editable version (doc, for example).</text:p>
      <text:p text:style-name="P2">6) Attribution of references that were NOT the AI.</text:p>
      <text:p text:style-name="P2"/>
      <text:p text:style-name="P2"><text:soft-page-break/></text:p>
      <text:p text:style-name="P2"/>
      <text:p text:style-name="P2"/>
      <text:p text:style-name="P2">Individually:</text:p>
      <text:p text:style-name="P2">Write an individual reflection on the semester including the project.</text:p>
      <text:p text:style-name="P2">1)What worked well in the class</text:p>
      <text:p text:style-name="P2"/>
      <text:p text:style-name="P5">I thought the stopwatch project and other ARM exercises did a good job of reinforcing the assembly we learned in 4230. It was also kind of cool to use a class supported library for the I2C and even the stopwatch code. </text:p>
      <text:p text:style-name="P2"/>
      <text:p text:style-name="P3"><text:span text:style-name="T2">2)</text:span>What didn’t work so well and offer suggestions.</text:p>
      <text:p text:style-name="P3"/>
      <text:p text:style-name="P5">Using the class library didn’t really feel that necessary, considering there are other libraries and functions that have the same functionality, but it is still cool knowing we used things the previous classes worked on. I didn’t really feel there was a good opportunity to </text:p>
      <text:p text:style-name="P3"/>
      <text:p text:style-name="P3"><text:span text:style-name="T2">3)</text:span>What did you do on the final project? What did your partner do? Be specific.</text:p>
      <text:p text:style-name="P3"/>
      <text:p text:style-name="P5">For checkpoint 1, I did a first quick pass with the AI to see what it can do, and Aubrey used my initial work and her own AI prompts to polish what we had. For CP2, Aubrey got the circuit schematic down and the motor running with user keyboard input. I tried to get the first iteration of the app to work, but Aubrey ended up doing that too. For CP3, I wrote the app code for the most part, which included button implementation and connecting/sending data via bluetooth on the app side. Aubrey got the Pi to load a server program on boot and got that server program to work with Bluetooth. We both did troubleshooting together. For the final checkpoint, I continued implementing app functionality with automatic vs manual mode on the app, and Aubrey and I worked together to get the server side working by integrating the PI controller, although in the end it was Aubrey’s prompting that got the controller just right to work well. </text:p>
      <text:p text:style-name="P3"/>
      <text:p text:style-name="P3"><text:span text:style-name="T2">4)</text:span>Do you have other ideas/comments/suggestions?</text:p>
      <text:p text:style-name="P2"/>
      <text:p text:style-name="P6">I think it might be a good idea </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8T10:29:31.508054098</meta:creation-date>
    <dc:date>2025-11-18T11:07:59.310817699</dc:date>
    <meta:editing-duration>PT16M8S</meta:editing-duration>
    <meta:editing-cycles>2</meta:editing-cycles>
    <meta:generator>LibreOffice/24.2.7.2$Linux_X86_64 LibreOffice_project/420$Build-2</meta:generator>
    <meta:document-statistic meta:table-count="0" meta:image-count="0" meta:object-count="0" meta:page-count="2" meta:paragraph-count="24" meta:word-count="777" meta:character-count="4366" meta:non-whitespace-character-count="3607"/>
  </office:meta>
</office:document-meta>
</file>